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1" svg:font-family="OpenSymbol" style:font-charset="x-symbol"/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color="#000066"/>
    </style:style>
    <style:style style:name="P2" style:family="paragraph" style:parent-style-name="Heading_20_2">
      <style:text-properties fo:color="#000066"/>
    </style:style>
    <style:style style:name="P3" style:family="paragraph" style:parent-style-name="Text_20_body" style:list-style-name="L1">
      <style:text-properties fo:color="#000066"/>
    </style:style>
    <style:style style:name="P4" style:family="paragraph" style:parent-style-name="Text_20_body" style:list-style-name="L2">
      <style:text-properties fo:color="#000066"/>
    </style:style>
    <style:style style:name="P5" style:family="paragraph" style:parent-style-name="Text_20_body" style:list-style-name="L3">
      <style:text-properties fo:color="#000066"/>
    </style:style>
    <style:style style:name="P6" style:family="paragraph" style:parent-style-name="Text_20_body" style:list-style-name="L1">
      <style:paragraph-properties loext:contextual-spacing="false" fo:margin-top="0cm" fo:margin-bottom="0cm"/>
      <style:text-properties fo:color="#000066"/>
    </style:style>
    <style:style style:name="P7" style:family="paragraph" style:parent-style-name="Text_20_body" style:list-style-name="L2">
      <style:paragraph-properties loext:contextual-spacing="false" fo:margin-top="0cm" fo:margin-bottom="0cm"/>
      <style:text-properties fo:color="#000066"/>
    </style:style>
    <style:style style:name="P8" style:family="paragraph" style:parent-style-name="Text_20_body" style:list-style-name="L3">
      <style:paragraph-properties loext:contextual-spacing="false" fo:margin-top="0cm" fo:margin-bottom="0cm"/>
      <style:text-properties fo:color="#000066"/>
    </style:style>
    <style:style style:name="T1" style:family="text">
      <style:text-properties fo:color="#000066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2">Task 1</text:h>
      <text:list xml:id="list2420917908222928640" text:style-name="L1">
        <text:list-item>
          <text:p text:style-name="P6">Print the date that is 3 days from now </text:p>
        </text:list-item>
        <text:list-item>
          <text:p text:style-name="P6">Print the date that is one month from now </text:p>
        </text:list-item>
        <text:list-item>
          <text:p text:style-name="P6">Print the date that is one month and 3 days from now </text:p>
        </text:list-item>
        <text:list-item>
          <text:p text:style-name="P6">Print 1 year and 2 months ago from today </text:p>
        </text:list-item>
        <text:list-item>
          <text:p text:style-name="P6">Print only the current month of today </text:p>
        </text:list-item>
        <text:list-item>
          <text:p text:style-name="P3">Print only the current year of today </text:p>
        </text:list-item>
      </text:list>
      <text:h text:style-name="P2" text:outline-level="2"><text:bookmark text:name="user-content-task-2"/>Task 2</text:h>
      <text:list xml:id="list1408383000972103225" text:style-name="L2">
        <text:list-item>
          <text:p text:style-name="P7">Create a class Dog </text:p>
        </text:list-item>
        <text:list-item>
          <text:p text:style-name="P7">Add properties: Name, race, color </text:p>
        </text:list-item>
        <text:list-item>
          <text:p text:style-name="P7">The dog needs to have: </text:p>
          <text:list>
            <text:list-item>
              <text:p text:style-name="P7">Eat method that returns message: The dog is now eating </text:p>
            </text:list-item>
            <text:list-item>
              <text:p text:style-name="P7">Play method returning a message : The dog is now playing </text:p>
            </text:list-item>
            <text:list-item>
              <text:p text:style-name="P7">ChaseTail method that returns a message: Dog is now chasing its tail. </text:p>
            </text:list-item>
          </text:list>
        </text:list-item>
        <text:list-item>
          <text:p text:style-name="P4">The user needs to create the dog object by inputs and then given an option to choose one of the actions mentioned above. </text:p>
        </text:list-item>
      </text:list>
      <text:h text:style-name="P2" text:outline-level="2"><text:bookmark text:name="user-content-task-2-1"/>Task 2</text:h>
      <text:list xml:id="list4868429111968298763" text:style-name="L3">
        <text:list-item>
          <text:p text:style-name="P8">Make a class Driver. Add properties: Name, Skill </text:p>
        </text:list-item>
        <text:list-item>
          <text:p text:style-name="P8">Make a class Car. Add properties: Model, Speed and Driver </text:p>
        </text:list-item>
        <text:list-item>
          <text:p text:style-name="P8">Make a method of the Car class called : CalculateSpeed() that takes a driver object and calculates the skill multiplied by the speed of the car and return it as a result. </text:p>
        </text:list-item>
        <text:list-item>
          <text:p text:style-name="P8">Make a method RaceCars() that will get two Car objects that will determine which car will win and print the result in the console. </text:p>
        </text:list-item>
        <text:list-item>
          <text:p text:style-name="P8">Make 4 car objects and 4 driver objects. </text:p>
        </text:list-item>
        <text:list-item>
          <text:p text:style-name="P8">Ask the user to select a two cars and two drivers for the cars. Add the drivers to the cars and call the RaceCars() methods </text:p>
        </text:list-item>
        <text:list-item>
          <text:p text:style-name="P8">Test Data: </text:p>
          <text:list>
            <text:list-item>
              <text:p text:style-name="P8">Choose a car no.1: </text:p>
              <text:list>
                <text:list-item>
                  <text:p text:style-name="P8">Hyundai </text:p>
                </text:list-item>
                <text:list-item>
                  <text:p text:style-name="P8">Mazda </text:p>
                </text:list-item>
                <text:list-item>
                  <text:p text:style-name="P8">Ferrari </text:p>
                </text:list-item>
                <text:list-item>
                  <text:p text:style-name="P8">Porsche </text:p>
                </text:list-item>
              </text:list>
            </text:list-item>
            <text:list-item>
              <text:p text:style-name="P8">Choose Driver: </text:p>
              <text:list>
                <text:list-item>
                  <text:p text:style-name="P8">Bob </text:p>
                </text:list-item>
                <text:list-item>
                  <text:p text:style-name="P8">Greg </text:p>
                </text:list-item>
                <text:list-item>
                  <text:p text:style-name="P8">Jill </text:p>
                </text:list-item>
                <text:list-item>
                  <text:p text:style-name="P8">Anne </text:p>
                </text:list-item>
              </text:list>
            </text:list-item>
            <text:list-item>
              <text:p text:style-name="P8">Choose a car no.2: </text:p>
              <text:list>
                <text:list-item>
                  <text:p text:style-name="P8"><text:soft-page-break/>Hyundai </text:p>
                </text:list-item>
                <text:list-item>
                  <text:p text:style-name="P8">Mazda </text:p>
                </text:list-item>
                <text:list-item>
                  <text:p text:style-name="P8">Ferrari </text:p>
                </text:list-item>
                <text:list-item>
                  <text:p text:style-name="P8">Porsche </text:p>
                </text:list-item>
              </text:list>
            </text:list-item>
            <text:list-item>
              <text:p text:style-name="P8">Choose Driver: </text:p>
              <text:list>
                <text:list-item>
                  <text:p text:style-name="P8">Bob </text:p>
                </text:list-item>
                <text:list-item>
                  <text:p text:style-name="P8">Greg </text:p>
                </text:list-item>
                <text:list-item>
                  <text:p text:style-name="P8">Jill </text:p>
                </text:list-item>
                <text:list-item>
                  <text:p text:style-name="P8">Anne </text:p>
                </text:list-item>
              </text:list>
            </text:list-item>
          </text:list>
        </text:list-item>
        <text:list-item>
          <text:p text:style-name="P8">Expected Output: </text:p>
          <text:list>
            <text:list-item>
              <text:p text:style-name="P5">Car no. 2 was faster. </text:p>
            </text:list-item>
          </text:list>
        </text:list-item>
      </text:list>
      <text:p text:style-name="Quotations"><text:span text:style-name="Strong_20_Emphasis"><text:span text:style-name="T1">BONUS 1</text:span></text:span><text:span text:style-name="T1">: If a user chooses option one for the first car, eliminate that option when the user picks car two.</text:span></text:p>
      <text:p text:style-name="Quotations"><text:span text:style-name="Strong_20_Emphasis"><text:span text:style-name="T1">BONUS 2</text:span></text:span><text:span text:style-name="T1">: Make the Output message say what was the model of the car that won, what speed was it going and which driver was driving it.</text:span></text:p>
      <text:p text:style-name="Quotations"><text:span text:style-name="Strong_20_Emphasis"><text:span text:style-name="T1">BONUS 3</text:span></text:span><text:span text:style-name="T1">: Implement a Race Again Feature where you ask the user if he wants to race again and repeat the racing function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1" svg:font-family="OpenSymbol" style:font-charset="x-symbol"/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Noto Sans CJK SC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loext:contextual-spacing="false" fo:margin-top="0.353cm" fo:margin-bottom="0.212cm"/>
      <style:text-properties style:font-name="Liberation Serif" fo:font-size="18pt" fo:font-weight="bold" style:font-name-asian="Noto Sans CJK SC" style:font-size-asian="18pt" style:font-weight-asian="bold" style:font-name-complex="Lohit Devanagari" style:font-size-complex="18pt" style:font-weight-complex="bold"/>
    </style:style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fo:text-indent="0cm" style:auto-text-indent="false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3-28T18:56:17.044169827</meta:creation-date>
    <dc:date>2020-03-30T02:28:49.46</dc:date>
    <meta:editing-duration>PT38M36S</meta:editing-duration>
    <meta:editing-cycles>3</meta:editing-cycles>
    <meta:generator>OpenOffice/4.1.6$Win32 OpenOffice.org_project/416m1$Build-9790</meta:generator>
    <dc:creator>F K</dc:creator>
    <meta:document-statistic meta:table-count="0" meta:image-count="0" meta:object-count="0" meta:page-count="2" meta:paragraph-count="48" meta:word-count="386" meta:character-count="1839"/>
  </office:meta>
</office:document-meta>
</file>